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973cm" fo:min-width="4.89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607cm" fo:min-width="5.5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6.41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5.148cm" fo:min-width="9.66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985cm" svg:height="1.905cm" svg:x="6.397cm" svg:y="1.952cm">
          <draw:text-box>
            <text:p>“this is a test message”</text:p>
          </draw:text-box>
        </draw:frame>
        <draw:custom-shape draw:style-name="gr2" draw:text-style-name="P2" draw:layer="layout" svg:width="5.397cm" svg:height="2.223cm" svg:x="6.715cm" svg:y="6.08cm">
          <text:p text:style-name="P2">Tokeniz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033cm" svg:height="2.857cm" svg:x="7.032cm" svg:y="12.748cm">
          <text:p text:style-name="P2">Padding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10.477cm" svg:height="3.806cm" svg:x="6.08cm" svg:y="8.937cm">
          <draw:text-box>
            <text:p>tensor([[147, <text:s text:c="2"/>2, <text:s/>54, <text:s text:c="2"/>2, <text:s/>14, <text:s text:c="2"/>2, <text:s/>33, 218, <text:s text:c="2"/>2, <text:s/>26, <text:s/>61, 150, 112]],</text:p>
            <text:p><text:s text:c="7"/>device='cuda:0', dtype=torch.int32)</text:p>
            <text:p/>
          </draw:text-box>
        </draw:frame>
        <draw:frame draw:style-name="gr5" draw:text-style-name="P3" draw:layer="layout" svg:width="17.634cm" svg:height="2.384cm" svg:x="2.098cm" svg:y="16.396cm">
          <draw:text-box>
            <text:p>tensor([[147, <text:s text:c="2"/>2, <text:s/>54, <text:s text:c="2"/>2, <text:s/>14, <text:s text:c="2"/>2, <text:s/>33, 218, <text:s text:c="2"/>2, <text:s/>26, <text:s/>61, 150, 112, <text:s text:c="2"/>0]],</text:p>
            <text:p><text:s text:c="7"/>device='cuda:0', dtype=torch.int32)</text:p>
          </draw:text-box>
        </draw:frame>
        <draw:frame draw:style-name="gr6" draw:text-style-name="P1" draw:layer="layout" svg:width="9.525cm" svg:height="6.668cm" svg:x="16.557cm" svg:y="1.952cm">
          <draw:text-box>
            <text:p>[tensor([[-0.0002, -0.0002, -0.0002, <text:s/>..., <text:s/>0.0115, <text:s/>0.0116, <text:s/>0.0111]]), tensor([[ 0.0000, <text:s/>0.0000, <text:s/>0.0000, <text:s/>..., -0.0355, -0.0388, -0.0419]])]</text:p>
            <text:p/>
            <text:p>Voice samples</text:p>
            <text:p/>
          </draw:text-box>
        </draw:frame>
        <draw:custom-shape draw:style-name="gr7" draw:text-style-name="P2" draw:layer="layout" svg:width="10.16cm" svg:height="5.398cm" svg:x="21.637cm" svg:y="9.57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7T17:42:27.703674843</meta:creation-date>
    <dc:date>2023-10-28T03:00:38.279239082</dc:date>
    <meta:editing-duration>PT7H48M</meta:editing-duration>
    <meta:editing-cycles>2</meta:editing-cycles>
    <meta:generator>LibreOffice/7.3.7.2$Linux_X86_64 LibreOffice_project/30$Build-2</meta:generator>
    <meta:document-statistic meta:object-count="7"/>
  </office:meta>
</office:document-meta>
</file>